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svg:stroke-color="#ffff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ffff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style:text-position="sub 58%" fo:font-size="18pt" style:font-size-asian="18pt" style:font-size-complex="18pt"/>
    </style:style>
    <style:style style:name="T3" style:family="text">
      <style:text-properties fo:color="#000000" style:text-position="sub 58%"/>
    </style:style>
    <style:style style:name="T4" style:family="text">
      <style:text-properties style:text-position="sub 58%" fo:font-size="18pt" style:font-size-asian="18pt" style:font-size-complex="18pt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text-position="sub 58%" style:font-name="Liberation Serif1" fo:font-size="18pt" style:font-name-asian="Liberation Serif1" style:font-size-asian="18pt" style:font-name-complex="Liberation Serif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266cm" svg:y1="8.92cm" svg:x2="15.082cm" svg:y2="8.92cm">
          <text:p/>
        </draw:line>
        <draw:line draw:style-name="gr1" draw:text-style-name="P1" draw:layer="layout" svg:x1="7.266cm" svg:y1="8.42cm" svg:x2="15.082cm" svg:y2="8.42cm">
          <text:p/>
        </draw:line>
        <draw:custom-shape draw:style-name="gr2" draw:text-style-name="P1" draw:layer="layout" svg:width="6.096cm" svg:height="3.556cm" svg:x="8.128cm" svg:y="6.35cm">
          <text:p/>
          <draw:enhanced-geometry svg:viewBox="0 0 21600 21600" draw:path-stretchpoint-x="10800" draw:path-stretchpoint-y="10800" draw:text-areas="?f3 ?f4 ?f5 ?f6" draw:type="round-rectangle" draw:modifiers="2143.60416080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991cm" svg:height="0.932cm" svg:x="8.186cm" svg:y="6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508cm" svg:x="7.266cm" svg:y="8.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508cm" svg:x="14.066cm" svg:y="8.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4cm" svg:height="2.222cm" svg:x="9.998cm" svg:y="7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0.77cm" svg:x="9.966cm" svg:y="8.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508cm" svg:x="9.836cm" svg:y="8.3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7.874cm" svg:y1="8.674cm" svg:x2="9.144cm" svg:y2="8.674cm">
          <text:p/>
        </draw:line>
        <draw:line draw:style-name="gr6" draw:text-style-name="P1" draw:layer="layout" svg:x1="13.161cm" svg:y1="8.674cm" svg:x2="14.431cm" svg:y2="8.674cm">
          <text:p/>
        </draw:line>
        <draw:frame draw:style-name="gr7" draw:text-style-name="P2" draw:layer="layout" svg:width="1.128cm" svg:height="2.091cm" svg:x="10.313cm" svg:y="7.42cm">
          <draw:text-box>
            <text:p><text:span text:style-name="T1">X</text:span><text:span text:style-name="T2">1</text:span></text:p>
            <text:p><text:span text:style-name="T1">X</text:span><text:span text:style-name="T3">2</text:span></text:p>
          </draw:text-box>
        </draw:frame>
        <draw:custom-shape draw:style-name="gr3" draw:text-style-name="P1" draw:layer="layout" svg:width="6.592cm" svg:height="0.886cm" svg:x="7.886cm" svg:y="5.842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925cm" svg:height="0.962cm" svg:x="11.443cm" svg:y="7.928cm">
          <draw:text-box>
            <text:p>S</text:p>
          </draw:text-box>
        </draw:frame>
        <draw:frame draw:style-name="gr9" draw:layer="layout" svg:width="2.076cm" svg:height="1.174cm" svg:x="5.044cm" svg:y="8.17cm">
          <draw:text-box>
            <text:p>S<text:span text:style-name="T4">in </text:span><text:span text:style-name="T5">·</text:span><text:span text:style-name="T6"> </text:span>Q</text:p>
          </draw:text-box>
        </draw:frame>
        <draw:frame draw:style-name="gr9" draw:layer="layout" svg:width="1.793cm" svg:height="1.174cm" svg:x="15.244cm" svg:y="8.17cm">
          <draw:text-box>
            <text:p>S<text:span text:style-name="T4"> </text:span><text:span text:style-name="T5">·</text:span><text:span text:style-name="T6"> </text:span>Q</text:p>
          </draw:text-box>
        </draw:frame>
        <draw:frame draw:style-name="gr9" draw:layer="layout" svg:width="0.925cm" svg:height="0.962cm" svg:x="12.7cm" svg:y="6.096cm">
          <draw:text-box>
            <text:p>V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1:53:16.679722670</meta:creation-date>
    <dc:date>2016-04-20T17:02:27.644557304</dc:date>
    <meta:editing-duration>PT46M44S</meta:editing-duration>
    <meta:editing-cycles>5</meta:editing-cycles>
    <meta:generator>LibreOffice/4.2.8.2$Linux_X86_64 LibreOffice_project/420m0$Build-2</meta:generator>
    <dc:creator>David K</dc:creator>
    <meta:document-statistic meta:object-count="40"/>
  </office:meta>
</office:document-meta>
</file>